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3F71A24563F1CFD2.png" manifest:media-type="image/png"/>
  <manifest:file-entry manifest:full-path="Pictures/1000000000000270000001AE464EE80C1925265D.png" manifest:media-type="image/png"/>
  <manifest:file-entry manifest:full-path="Pictures/10000000000003A40000011AE148506F2279FED0.png" manifest:media-type="image/png"/>
  <manifest:file-entry manifest:full-path="Pictures/10000000000007AA000005E8C28265C1A7FDD39B.png" manifest:media-type="image/png"/>
  <manifest:file-entry manifest:full-path="Pictures/100000000000052A00000244D5462EDF794B160D.png" manifest:media-type="image/png"/>
  <manifest:file-entry manifest:full-path="Pictures/100000000000065A000001E0861EDBDC6E2F3B6F.png" manifest:media-type="image/png"/>
  <manifest:file-entry manifest:full-path="Pictures/1000000000000498000003CC13DF817FBA1CB7CE.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text-align="center" style:justify-single-word="false"/>
      <style:text-properties fo:font-size="48pt" fo:language="de" fo:country="DE" style:font-size-asian="48pt" style:font-size-complex="10pt"/>
    </style:style>
    <style:style style:name="P9" style:family="paragraph" style:parent-style-name="Standard">
      <style:paragraph-properties fo:text-align="center" style:justify-single-word="false"/>
      <style:text-properties fo:font-size="48pt" style:font-size-asian="48pt" style:font-size-complex="10pt"/>
    </style:style>
    <style:style style:name="P10" style:family="paragraph" style:parent-style-name="Standard">
      <style:text-properties fo:font-size="28pt" style:font-size-asian="28pt" style:font-size-complex="10pt"/>
    </style:style>
    <style:style style:name="P11" style:family="paragraph" style:parent-style-name="Standard">
      <style:paragraph-properties fo:text-align="center" style:justify-single-word="false"/>
      <style:text-properties fo:font-size="28pt" style:font-size-asian="28pt" style:font-size-complex="10pt"/>
    </style:style>
    <style:style style:name="P12" style:family="paragraph" style:parent-style-name="Standard">
      <style:text-properties style:font-name="Arial1" fo:font-size="12pt" officeooo:rsid="005d5934" officeooo:paragraph-rsid="005d5934" style:font-size-asian="10.5pt" style:font-size-complex="12pt"/>
    </style:style>
    <style:style style:name="P13" style:family="paragraph" style:parent-style-name="Standard">
      <style:text-properties style:font-name="Arial1" fo:font-size="12pt" officeooo:rsid="005ebde1" officeooo:paragraph-rsid="005ebde1" style:font-size-asian="10.5pt" style:font-size-complex="12pt"/>
    </style:style>
    <style:style style:name="P14" style:family="paragraph" style:parent-style-name="Standard">
      <style:text-properties style:font-name="Arial1" fo:font-size="12pt" officeooo:rsid="006030de" officeooo:paragraph-rsid="006030de" style:font-size-asian="10.5pt" style:font-size-complex="12pt"/>
    </style:style>
    <style:style style:name="P15" style:family="paragraph" style:parent-style-name="Standard">
      <style:text-properties style:font-name="Arial1" fo:font-size="12pt" officeooo:rsid="006108dc" officeooo:paragraph-rsid="006108dc" style:font-size-asian="10.5pt" style:font-size-complex="12pt"/>
    </style:style>
    <style:style style:name="P16" style:family="paragraph" style:parent-style-name="Standard">
      <style:text-properties style:font-name="Arial1" fo:font-size="12pt" officeooo:rsid="00615d8c" officeooo:paragraph-rsid="00615d8c" style:font-size-asian="10.5pt" style:font-size-complex="12pt"/>
    </style:style>
    <style:style style:name="P17"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18"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19" style:family="paragraph" style:parent-style-name="Standard">
      <style:text-properties style:font-name="Arial1" fo:font-size="12pt" officeooo:rsid="0064888b" officeooo:paragraph-rsid="0064888b" style:font-size-asian="10.5pt" style:font-size-complex="12pt"/>
    </style:style>
    <style:style style:name="P20" style:family="paragraph" style:parent-style-name="Standard">
      <style:text-properties style:font-name="Arial1" fo:font-size="12pt" officeooo:rsid="006a0b0d" officeooo:paragraph-rsid="006a0b0d" style:font-size-asian="10.5pt" style:font-size-complex="12pt"/>
    </style:style>
    <style:style style:name="P21" style:family="paragraph" style:parent-style-name="Standard">
      <style:text-properties style:font-name="Arial1" fo:font-size="12pt" officeooo:rsid="006a236b" officeooo:paragraph-rsid="006a236b" style:font-size-asian="10.5pt" style:font-size-complex="12pt"/>
    </style:style>
    <style:style style:name="P22" style:family="paragraph" style:parent-style-name="Standard">
      <style:text-properties style:font-name="Arial1" fo:font-size="12pt" officeooo:rsid="006a3129" officeooo:paragraph-rsid="006a3129" style:font-size-asian="10.5pt" style:font-size-complex="12pt"/>
    </style:style>
    <style:style style:name="P23"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24" style:family="paragraph" style:parent-style-name="Standard">
      <style:paragraph-properties fo:break-before="page"/>
      <style:text-properties style:font-name="Arial1" fo:font-size="12pt" officeooo:rsid="006a3129" officeooo:paragraph-rsid="006a3129" style:font-size-asian="10.5pt" style:font-size-complex="12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8"/>
      <text:p text:style-name="P9">Do-It-Yourself CPU</text:p>
      <text:list xml:id="list7619295758871380664" text:style-name="WWNum1">
        <text:list-header>
          <text:p text:style-name="P17"><text:span text:style-name="T4">4</text:span>.<text:tab/><text:span text:style-name="T4">Prozessor</text:span></text:p>
        </text:list-header>
      </text:list>
      <text:p text:style-name="P9"/>
      <text:p text:style-name="P11">mail@AndreBetz.de</text:p>
      <text:p text:style-name="P10"><text:line-break/></text:p>
      <text:p text:style-name="P10"/>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2"><draw:frame draw:style-name="fr1" draw:name="Bild1" text:anchor-type="paragraph" svg:x="0cm" svg:y="0.503cm" svg:width="16.51cm" svg:height="8.777cm" draw:z-index="0"><draw:image xlink:href="Pictures/1000000000000924000004DC3F71A24563F1CFD2.png" xlink:type="simple" xlink:show="embed" xlink:actuate="onLoad"/></draw:frame></text:p>
      <text:p text:style-name="P12"/>
      <text:p text:style-name="P12">Das J-K FlipFlop bekommt noch eine Enable Leitung hinzu, die den Takt ein- bzw. ausschaltet. Im Bild ist noch einmal zur Verdeutlichung, wie ein 3-fach NAND Gatter aufgebaut ist.</text:p>
      <text:p text:style-name="P12"><draw:frame draw:style-name="fr2" draw:name="Bild2" text:anchor-type="paragraph" svg:width="5.828cm" svg:height="4.018cm" draw:z-index="1"><draw:image xlink:href="Pictures/1000000000000270000001AE464EE80C1925265D.png" xlink:type="simple" xlink:show="embed" xlink:actuate="onLoad"/></draw:frame></text:p>
      <text:p text:style-name="P12"/>
      <text:p text:style-name="P12"/>
      <text:p text:style-name="P12"/>
      <text:p text:style-name="P12"/>
      <text:p text:style-name="P12">In Logisim gibt es ein eingebautes J-K FlipFlop mit der gleichen Funktionalität.</text:p>
      <text:p text:style-name="P4">2.<text:tab/>Register <text:span text:style-name="T5">8</text:span>Bit</text:p>
      <text:p text:style-name="P13"/>
      <text:p text:style-name="P12"><draw:frame draw:style-name="fr3" draw:name="Bild3" text:anchor-type="paragraph" svg:width="16.51cm" svg:height="12.723cm" draw:z-index="4"><draw:image xlink:href="Pictures/10000000000007AA000005E8C28265C1A7FDD39B.png" xlink:type="simple" xlink:show="embed" xlink:actuate="onLoad"/></draw:frame></text:p>
      <text:p text:style-name="P4">Ein Register, das <text:span text:style-name="T7">8</text:span>Bit speichern kann ist in Logisim auch enthalten. Der interne Aufbau ist oben dargestellt.</text:p>
      <text:p text:style-name="P13"><draw:frame draw:style-name="fr3" draw:name="Bild4" text:anchor-type="paragraph" svg:width="16.51cm" svg:height="4.874cm" draw:z-index="5"><draw:image xlink:href="Pictures/100000000000065A000001E0861EDBDC6E2F3B6F.png" xlink:type="simple" xlink:show="embed" xlink:actuate="onLoad"/></draw:frame></text:p>
      <text:p text:style-name="P13"/>
      <text:p text:style-name="P5">3.<text:tab/>Addierer <text:span text:style-name="T7">8</text:span>Bit</text:p>
      <text:p text:style-name="P14"><draw:frame draw:style-name="fr3" draw:name="Bild5" text:anchor-type="paragraph" svg:width="16.51cm" svg:height="13.645cm" draw:z-index="6"><draw:image xlink:href="Pictures/1000000000000498000003CC13DF817FBA1CB7CE.png" xlink:type="simple" xlink:show="embed" xlink:actuate="onLoad"/></draw:frame></text:p>
      <text:p text:style-name="P14">Oben ist die Funktionsweise eines <text:span text:style-name="T7">8</text:span>Bit Addierers dargestellt. Die einzelnen Volladdierer bestehen wiederrum aus zwei Halbaddierern.</text:p>
      <text:p text:style-name="P14"><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4">Und ein Halbaddierer ist wie folgt aufgebaut.</text:p>
      <text:p text:style-name="P15"><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5">In Logisim ist ebenso ein 16Bit Addierer integriert</text:p>
      <text:p text:style-name="P15"/>
      <text:p text:style-name="P15"/>
      <text:p text:style-name="P7">4.<text:tab/>Program Counter</text:p>
      <text:p text:style-name="P16"/>
      <text:p text:style-name="P16"/>
      <text:p text:style-name="P16"><draw:frame draw:style-name="fr3" draw:name="Bild9" text:anchor-type="paragraph" svg:width="16.51cm" svg:height="7.243cm" draw:z-index="8"><draw:image xlink:href="Pictures/100000000000052A00000244D5462EDF794B160D.png" xlink:type="simple" xlink:show="embed" xlink:actuate="onLoad"/></draw:frame></text:p>
      <text:p text:style-name="P19">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23">5.<text:tab/>ALU</text:p>
      <text:p text:style-name="P20">Die ALU ist die Einheit, die die Daten logisch bzw arithmetisch verknüpft. Für eine universelle CPU reichen vier arithmetische Befehle vollkommen aus. Mit AND, OR, ADD, SUB können alle mathematischen Operationen abgebildet werden.</text:p>
      <text:p text:style-name="P21"><draw:frame draw:style-name="fr5" draw:name="Bild10" text:anchor-type="paragraph" svg:width="14.986cm" svg:height="9.44cm" draw:z-index="9"><draw:image xlink:href="Pictures/10000000000004C0000002FEBE99F4B55DE11C7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Über X und Y kommen die 8 Bit Werte in die ALU hinein. Alle vier Operationen werden gleichzeitig ausgeführt. Allerdings wird nur das Ergebnis an A ausgegeben, dass über die Multiplexer (MUX) mit OP Select eingestellt worden ist.</text:p>
      <text:p text:style-name="P21"><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1"/>
      <text:p text:style-name="P21"/>
      <text:p text:style-name="P21"/>
      <text:p text:style-name="P21"/>
      <text:p text:style-name="P21"/>
      <text:p text:style-name="P21"><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1"><draw:frame draw:style-name="fr2" draw:name="Bild12" text:anchor-type="paragraph" svg:width="10.541cm" svg:height="5.313cm" draw:z-index="11"><draw:image xlink:href="Pictures/10000000000003E4000001F6436C3B4EC6F9B1AF.png" xlink:type="simple" xlink:show="embed" xlink:actuate="onLoad"/></draw:frame></text:p>
      <text:p text:style-name="P21"/>
      <text:p text:style-name="P21"/>
      <text:p text:style-name="P21"/>
      <text:p text:style-name="P21"/>
      <text:p text:style-name="P21"/>
      <text:p text:style-name="P22">Bei der 8Bit Negierung wird jedes einzelne Bit invertiert.</text:p>
      <text:p text:style-name="P22"><draw:frame draw:style-name="fr2" draw:name="Bild13" text:anchor-type="paragraph" svg:width="11.388cm" svg:height="10.266cm" draw:z-index="12"><draw:image xlink:href="Pictures/1000000000000434000003CAA8C32DF2BC0D2A9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Beim 8Bit AND Gatter wird jede Datenleitung von X und Y verundet und an A ausgegeben. Das gleiche gilt für die 8Bit OR Funktion</text:p>
      <text:p text:style-name="P22"><draw:frame draw:style-name="fr2" draw:name="Bild14" text:anchor-type="paragraph" svg:width="11.409cm" svg:height="10.266cm" draw:z-index="13"><draw:image xlink:href="Pictures/1000000000000436000003CA69AAFAF7FEC4CBBA.png" xlink:type="simple" xlink:show="embed" xlink:actuate="onLoad"/></draw:frame><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88</meta:editing-cycles>
    <meta:creation-date>2017-01-05T09:01:00</meta:creation-date>
    <dc:date>2018-01-05T09:01:18.825000000</dc:date>
    <meta:editing-duration>PT11H28M11S</meta:editing-duration>
    <meta:generator>LibreOffice/5.1.1.3$Windows_x86 LibreOffice_project/89f508ef3ecebd2cfb8e1def0f0ba9a803b88a6d</meta:generator>
    <meta:document-statistic meta:table-count="0" meta:image-count="14" meta:object-count="0" meta:page-count="13" meta:paragraph-count="23" meta:word-count="344" meta:character-count="2248" meta:non-whitespace-character-count="1919"/>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